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AppletElementImpl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Archive( String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V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Cod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Hspace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HTMLApple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CodeBase( String cod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set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ppletElementImpl.ge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